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4EA72E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fo:background-color="#00B0F0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able-cell-properties style:vertical-align="automatic" fo:wrap-option="wrap" fo:background-color="#E97132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fo:background-color="#E97132"/>
      <style:text-properties style:font-name="Calibri" style:font-name-asian="Calibri" style:font-name-complex="Calibri"/>
    </style:style>
    <style:style style:name="ce8" style:family="table-cell" style:parent-style-name="Default" style:data-style-name="N0">
      <style:table-cell-properties style:vertical-align="automatic" fo:wrap-option="wrap" fo:background-color="transparent"/>
      <style:text-properties style:font-name="Calibri" style:font-name-asian="Calibri" style:font-name-complex="Calibri"/>
    </style:style>
    <style:style style:name="ce9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3.9301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alavra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x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n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e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í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or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r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á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o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li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s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g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por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g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ig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que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ugu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sív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ncip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át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l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m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í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i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en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s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asi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res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r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en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n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u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ida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p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mb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ó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i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ú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u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g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u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z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i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ta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e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m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m-de-se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r</text:p>
          </table:table-cell>
          <table:table-cell table:number-columns-repeated="16383"/>
        </table:table-row>
        <table:table-row table:number-rows-repeated="1047859" table:style-name="ro1">
          <table:table-cell table:number-columns-repeated="16384"/>
        </table:table-row>
      </table:table>
      <table:table table:name="ExpressoesAcento" table:style-name="ta2">
        <table:table-column table:style-name="co2" table:default-cell-style-name="ce1"/>
        <table:table-column table:style-name="co1" table:number-columns-repeated="16383" table:default-cell-style-name="ce1"/>
        <table:table-row table:style-name="ro1">
          <table:table-cell office:value-type="string" table:style-name="ce2">
            <text:p>(?=(b|c|ç|d|f|gu|g|ch|nh|lh|j|l|m|n|p|qu|rr|ss|t|v|x|z|pr|br|tr|dr|cr|gr|fr|vr|pl|bl|cl|gl|fl)[áàâãéèêíìîóòôúùû]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(?&lt;![pbtdcgfvr])(?=r[áàâãéèêíìîóòôúùû]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(?&lt;!s)(?=s[áàâãéèêíìîóòôúùû]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(?=^[áàâéèêíìîóòôúùû]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(?&lt;=[aeiou])(?=(ão)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(?&lt;=a)(?=[íú]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(?&lt;![áàãâéèêíìîóòõôúùû].*)(?=(b|c|ç|d|f|gu|g|ch|nh|lh|j|m|n|p|q|qu|rr|ss|t|v|x|z|pr|br|tr|dr|cr|gr|fr|vr|pl|bl|cl|gl|fl)(a|e|i|o|u|ei|oi|ui|ao|au|eu|iu)[rlsz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(?&lt;![áàãâéèêíìîóòõôúùû]<text:span text:style-name="T2">.*</text:span>)(?&lt;![pbtdcgfvr])(?=r(a|e|i|o|u|ei|oi|ui|ao|au|eu|iu|ou)[rlsz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(?&lt;![áàãâéèêíìîóòõôúùû]<text:span text:style-name="T2">.*</text:span>)(?&lt;![pbtdcgfv])(?=l(a|e|i|o|u|ei|oi|ui|ao|au|eu|iu|ou)[rlsz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(?&lt;![áàãâéèêíìîóòõôúùû]<text:span text:style-name="T2">.*</text:span>)(?&lt;!s)(?=s(a|e|i|o|u|ei|oi|ui|ao|au|eu|iu|ou)[rlsz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(?&lt;![áàãâéèêíìîóòõôúùû]<text:span text:style-name="T2">.*</text:span>)(?=^[aeiou][rlsz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ais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(?&lt;![áàãâéèêíìîóòõôúùû]<text:span text:style-name="T2">.*</text:span>)(?&lt;=a)(?=i[r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(?&lt;![áàãâéèêíìîóòõôúùû]<text:span text:style-name="T2">.*</text:span>)(?&lt;=[ieo])(?=[aeo][rszl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(?&lt;![áàãâéèêíìîóòõôúùû]<text:span text:style-name="T2">.*</text:span>)(?&lt;=[bcçdfhjklmnpsrtvxwz]u)(?=a[rszl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(ai|ei|oi|ui|ao|au|eu|iu|ou)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(?&lt;![áàãâéèêíìîóòõôúùû]<text:span text:style-name="T2">.*</text:span>)(?&lt;![pbtdcgfvr])(?=r(ai|ei|oi|ui|ao|au|eu|iu|ou)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(?&lt;![áàãâéèêíìîóòõôúùû].*)(?&lt;!s)(?=s(ai|ei|oi|ui|ao|au|eu|iu|ou)$)</text:p>
          </table:table-cell>
          <table:table-cell office:value-type="string" table:style-name="ce3">
            <text:p>ˈ</text:p>
          </table:table-cell>
          <table:table-cell table:number-columns-repeated="16382" table:style-name="ce5"/>
        </table:table-row>
        <table:table-row table:style-name="ro1">
          <table:table-cell office:value-type="string" table:style-name="ce4">
            <text:p>(?&lt;![áàãâéèêíìîóòõôúùû].*)(?=^(ai|ei|oi|ui|au|eu|iu|ou)$)</text:p>
          </table:table-cell>
          <table:table-cell office:value-type="string" table:style-name="ce3">
            <text:p>ˈ</text:p>
          </table:table-cell>
          <table:table-cell table:number-columns-repeated="16382" table:style-name="ce5"/>
        </table:table-row>
        <table:table-row table:style-name="ro1">
          <table:table-cell office:value-type="string" table:style-name="ce4">
            <text:p>(?&lt;![áàãâéèêíìîóòõôúùû].*)(?=(b|c|ç|d|f|gu|g|ch|nh|lh|j|m|n|p|qu|rr|ss|t|v|x|z|pr|br|tr|dr|cr|gr|fr|vr|pl|bl|cl|gl|fl)[aiou][m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(?&lt;![áàãâéèêíìîóòõôúùû].*)(?=^(b|c|ç|d|f|gu|g|ch|nh|lh|j|m|n|p|qu|rr|ss|t|v|x|z|pr|br|tr|dr|cr|gr|fr|vr|pl|bl|cl|gl|fl)(em)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(?&lt;![áàãâéèêíìîóòõôúùû].*)(?=^[hlrs][aeiou][m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(?&lt;![áàãâéèêíìîóòõôúùû].*)(?=(b|c|ç|d|f|gu|g|ch|nh|lh|j|l|m|n|p|qu|r|rr|s|ss|t|v|x|z|pr|br|tr|dr|cr|gr|fr|vr|pl|bl|cl|gl|fl)[i]$)</text:p>
          </table:table-cell>
          <table:table-cell office:value-type="string" table:style-name="ce3">
            <text:p>ˈ</text:p>
          </table:table-cell>
          <table:table-cell table:number-columns-repeated="16382" table:style-name="ce5"/>
        </table:table-row>
        <table:table-row table:style-name="ro3">
          <table:table-cell office:value-type="string" table:style-name="ce6">
            <text:p>(?&lt;![áàãâéèêíìîóòõôúùû]<text:span text:style-name="T2">.*</text:span>)(?=(b|c|ç|d|f|gu|g|ch|nh|lh|j|m|n|p|qu|rr|ss|t|v|x|z|pr|br|tr|dr|cr|gr|fr|vr|pl|bl|cl|gl|fl)(a|e|i|o|u|ai|ei|oi|ui|ao|au|eu|iu|ou)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(?&lt;![áàãâéèêíìîóòõôúùû]<text:span text:style-name="T2">.*</text:span>)(?&lt;![pbtdcgfvr])(?=r(a|e|i|o|u|ai|ei|oi|ui|ao|au|eu|iu|ou)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(?&lt;![áàãâéèêíìîóòõôúùû]<text:span text:style-name="T2">.*</text:span>)(?&lt;![pbtdcgfv])(?=l(a|e|i|o|u|ai|ei|oi|ui|ao|au|eu|iu|ou)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(?&lt;![áàãâéèêíìîóòõôúùû]<text:span text:style-name="T2">.*</text:span>)(?&lt;!s)(?=s(a|e|i|o|u|ai|ei|oi|ui|ao|au|eu|iu|ou)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(?&lt;![áàãâéèêíìîóòõôúùû]<text:span text:style-name="T2">.*</text:span>)(?&lt;![cln])(?=h(a|e|i|o|u|ai|ei|oi|ui|ao|au|eu|iu|ou)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(?&lt;![áàãâéèêíìîóòõôúùû]<text:span text:style-name="T2">.*</text:span>)(?=(b|c|ç|d|f|gu|g|ch|nh|lh|j|m|n|p|qu|rr|ss|t|v|x|z|pr|br|tr|dr|cr|gr|fr|vr|pl|bl|cl|gl|fl)(a|e|i|o|u|ai|ei|oi|ui|ao|au|eu|iu|ou)[lrsx](b|c|ç|d|f|gu|g|ch|nh|lh|j|m|n|p|qu|rr|ss|t|v|x|z|pr|br|tr|dr|cr|gr|fr|vr|pl|bl|cl|gl|fl)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(?&lt;![áàãâéèêíìîóòõôúùû].*)(?=(b|c|ç|d|f|gu|g|ch|nh|lh|j|m|n|p|qu|rr|ss|t|v|x|z|pr|br|tr|dr|cr|gr|fr|vr|pl|bl|cl|gl|fl)(a|e|i|o|u|ai|ei|oi|ui|ao|au|eu|iu|ou)[r][ls]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(?&lt;![áàãâéèêíìîóòõôúùû]<text:span text:style-name="T2">.*</text:span>)(?&lt;![pbtdcgfv])(?=l(a|e|i|o|u|ai|ei|oi|ui|ao|au|eu|iu|ou)[lrs](b|c|ç|d|f|gu|g|ch|nh|lh|j|m|n|p|qu|rr|ss|t|v|x|z|pr|br|tr|dr|cr|gr|fr|vr|pl|bl|cl|gl|fl)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(?&lt;![áàãâéèêíìîóòõôúùû]<text:span text:style-name="T2">.*</text:span>)(?&lt;!s)(?=s(a|e|i|o|u|ai|ei|oi|ui|ao|au|eu|iu|ou)[lrs](b|c|ç|d|f|gu|g|ch|nh|lh|j|m|n|p|qu|rr|ss|t|v|x|z|pr|br|tr|dr|cr|gr|fr|vr|pl|bl|cl|gl|fl)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(?&lt;![áàãâéèêíìîóòõôúùû]<text:span text:style-name="T2">.*</text:span>)(?&lt;![cln])(?=h(a|e|i|o|u|ai|ei|oi|ui|ao|au|eu|iu|ou)[lrs](b|c|ç|d|f|gu|g|ch|nh|lh|j|m|n|p|qu|rr|ss|t|v|x|z|pr|br|tr|dr|cr|gr|fr|vr|pl|bl|cl|gl|fl)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(?&lt;![áàãâéèêíìîóòõôúùû]<text:span text:style-name="T2">.*</text:span>)(?=(b|c|ç|d|f|gu|g|ch|nh|lh|j|m|n|p|qu|rr|ss|t|v|x|z|pr|br|tr|dr|cr|gr|fr|vr|pl|bl|cl|gl|fl)[aeiou][mn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(?&lt;![áàãâéèêíìîóòõôúùû]<text:span text:style-name="T2">.*</text:span>)(?&lt;![pbtdcgfvr])(?=r[aeiou][mn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(?&lt;![áàãâéèêíìîóòõôúùû]<text:span text:style-name="T2">.*</text:span>)(?&lt;![pbtdcgfv])(?=l[aeiou][mn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(?&lt;![áàãâéèêíìîóòõôúùû]<text:span text:style-name="T2">.*</text:span>)(?&lt;!s)(?=s[aeiou][mn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(?&lt;![áàãâéèêíìîóòõôúùû].*)(?=(b|c|ç|d|f|gu|g|ch|nh|lh|j|m|n|p|qu|rr|ss|t|v|x|z|pr|br|tr|dr|cr|gr|fr|vr|pl|bl|cl|gl|fl)(ai|ei|oi|ui|ao|au|eu|iu)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(?&lt;![áàãâéèêíìîóòõôúùû].*)(?=(b|c|ç|d|f|gu|g|ch|nh|lh|j|m|n|l|p|qu|rr|ss|t|v|x|z|pr|br|tr|dr|cr|gr|fr|vr|pl|bl|cl|gl|fl)[ieo]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(?&lt;![áàãâéèêíìîóòõôúùû].*)(?&lt;![pbtdcgfvr])(?=r[ieo]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(?&lt;![áàãâéèêíìîóòõôúùû].*)(?&lt;![pbtdcgfvr])(?=r[u]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(?&lt;![áàãâéèêíìîóòõôúùû].*)(?&lt;![pbtdcgfv])(?=l[u]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(?&lt;![áàãâéèêíìîóòõôúùû].*)(?=^(a|e|i|o|u|ai|ei|oi|ui|ao|au|eu|iu|ou)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(?&lt;![áàãâéèêíìîóòõôúùû].*)(?=^(a|e|i|o|u|ai|ei|oi|ui|ao|au|eu|iu|ou)[lrs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(?&lt;![áàãâéèêíìîóòõôúùû].*)(?=^[aeiou][mn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(?&lt;![áàãâéèêíìîóòõôúùû].*)(?&lt;=[ieo])(?=[aeo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(?&lt;![áàãâéèêíìîóòõôúùû].*)(?&lt;=[ieo])(?=[aeo][mn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3">
          <table:table-cell office:value-type="string" table:style-name="ce8">
            <text:p>(?&lt;![áàãâéèêíìîóòõôúùû]<text:span text:style-name="T2">.*</text:span>)(?=(b|c|ç|d|f|gu|g|ch|nh|lh|j|m|n|p|qu|rr|ss|t|v|x|z|pr|br|tr|dr|cr|gr|fr|vr|pl|bl|cl|gl|fl)(a|e|i|o|u|ai|ei|oi|ui|ao|au|eu|iu|ou)(b|c|ç|d|f|gu|g|ch|nh|lh|j|l|m|n|p|qu|r|rr|s|ss|t|v|x|z|pr|br|tr|dr|cr|gr|fr|vr|pl|bl|cl|gl|fl)(em)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(?&lt;![áàãâéèêíìîóòõôúùû].*)(?&lt;![pbtdcgfvr])(?=r(a|e|i|o|u|ai|ei|oi|ui|ao|au|eu|iu|ou)(b|c|ç|d|f|gu|g|ch|nh|lh|j|l|m|n|p|qu|r|rr|s|ss|t|v|x|z|pr|br|tr|dr|cr|gr|fr|vr|pl|bl|cl|gl|fl)(em)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(?&lt;![áàãâéèêíìîóòõôúùû].*)(?&lt;![pbtdcgfv])(?=l(a|e|i|o|u|ai|ei|oi|ui|ao|au|eu|iu|ou)(b|c|ç|d|f|gu|g|ch|nh|lh|j|l|m|n|p|qu|r|rr|s|ss|t|v|x|z|pr|br|tr|dr|cr|gr|fr|vr|pl|bl|cl|gl|fl)(em)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(?&lt;![áàãâéèêíìîóòõôúùû].*)(?&lt;!s)(?=s(a|e|i|o|u|ai|ei|oi|ui|ao|au|eu|iu|ou)(b|c|ç|d|f|gu|g|ch|nh|lh|j|l|m|n|p|qu|r|rr|s|ss|t|v|x|z|pr|br|tr|dr|cr|gr|fr|vr|pl|bl|cl|gl|fl)(em)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(?&lt;![áàãâéèêíìîóòõôúùû].*)(?&lt;![cln])(?=h(a|e|i|o|u|ai|ei|oi|ui|ao|au|eu|iu|ou)(b|c|ç|d|f|gu|g|ch|nh|lh|j|l|m|n|p|qu|r|rr|s|ss|t|v|x|z|pr|br|tr|dr|cr|gr|fr|vr|pl|bl|cl|gl|fl)(em)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(?&lt;![áàãâéèêíìîóòõôúùû].*)(?&lt;=[ieo])(?=[aeo](b|c|ç|d|f|gu|g|ch|nh|lh|j|l|m|n|p|qu|r|rr|s|ss|t|v|x|z|pr|br|tr|dr|cr|gr|fr|vr|pl|bl|cl|gl|fl)(em)$)</text:p>
          </table:table-cell>
          <table:table-cell office:value-type="string" table:style-name="ce3">
            <text:p>ˈ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(?&lt;![áàãâéèêíìîóòõôúùû].*)(?=^(ah|oh)$)</text:p>
          </table:table-cell>
          <table:table-cell office:value-type="string" table:style-name="ce3">
            <text:p>ˈ</text:p>
          </table:table-cell>
          <table:table-cell table:number-columns-repeated="16382" table:style-name="ce5"/>
        </table:table-row>
        <table:table-row table:style-name="ro1">
          <table:table-cell table:style-name="ce9"/>
          <table:table-cell table:style-name="ce3"/>
          <table:table-cell table:number-columns-repeated="16382"/>
        </table:table-row>
        <table:table-row table:number-rows-repeated="104852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dc:creator>Leonor Martins</dc:creator>
    <dc:date>2025-03-11T14:58:12Z</dc:date>
  </office:meta>
</office:document-meta>
</file>